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201000001F4000003E8434F8807.png"/>
  <manifest:file-entry manifest:media-type="image/png" manifest:full-path="Pictures/10000201000001F4000003E86301CECF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7.999cm" svg:height="16cm" draw:z-index="0"><draw:image xlink:href="Pictures/10000201000001F4000003E86301CECF.png" xlink:type="simple" xlink:show="embed" xlink:actuate="onLoad"/></draw:frame><draw:frame draw:style-name="fr2" draw:name="graphics2" text:anchor-type="paragraph" svg:width="7.999cm" svg:height="16cm" draw:z-index="1"><draw:image xlink:href="Pictures/10000201000001F4000003E8434F88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roen Broks</meta:initial-creator>
    <meta:creation-date>2017-01-13T23:13:26</meta:creation-date>
    <meta:document-statistic meta:table-count="0" meta:image-count="2" meta:object-count="0" meta:page-count="1" meta:paragraph-count="0" meta:word-count="0" meta:character-count="0"/>
    <dc:date>2017-01-13T23:16:15</dc:date>
    <dc:creator>Jeroen Broks</dc:creator>
    <meta:editing-duration>PT2M52S</meta:editing-duration>
    <meta:editing-cycles>1</meta:editing-cycles>
    <meta:generator>OpenOffice/4.1.1$Unix OpenOffice.org_project/411m6$Build-9775</meta:generator>
  </office:meta>
</office:document-meta>
</file>